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36.26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19.25pt"/>
    </style:style>
    <style:style style:name="co7" style:family="table-column">
      <style:table-column-properties fo:break-before="auto" style:column-width="16.95pt"/>
    </style:style>
    <style:style style:name="co8" style:family="table-column">
      <style:table-column-properties fo:break-before="auto" style:column-width="20.04pt"/>
    </style:style>
    <style:style style:name="co9" style:family="table-column">
      <style:table-column-properties fo:break-before="auto" style:column-width="18.51pt"/>
    </style:style>
    <style:style style:name="co10" style:family="table-column">
      <style:table-column-properties fo:break-before="auto" style:column-width="17.74pt"/>
    </style:style>
    <style:style style:name="co11" style:family="table-column">
      <style:table-column-properties fo:break-before="auto" style:column-width="16.21pt"/>
    </style:style>
    <style:style style:name="co12" style:family="table-column">
      <style:table-column-properties fo:break-before="auto" style:column-width="22.34pt"/>
    </style:style>
    <style:style style:name="co13" style:family="table-column">
      <style:table-column-properties fo:break-before="auto" style:column-width="15.39pt"/>
    </style:style>
    <style:style style:name="co14" style:family="table-column">
      <style:table-column-properties fo:break-before="auto" style:column-width="20.81pt"/>
    </style:style>
    <style:style style:name="co15" style:family="table-column">
      <style:table-column-properties fo:break-before="auto" style:column-width="14.66pt"/>
    </style:style>
    <style:style style:name="co16" style:family="table-column">
      <style:table-column-properties fo:break-before="auto" style:column-width="13.8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41.61pt" fo:break-before="auto" style:use-optimal-row-height="false"/>
    </style:style>
    <style:style style:name="ro3" style:family="table-row">
      <style:table-row-properties style:row-height="28.8pt" fo:break-before="auto" style:use-optimal-row-height="false"/>
    </style:style>
    <style:style style:name="ro4" style:family="table-row">
      <style:table-row-properties style:row-height="23.19pt" fo:break-before="auto" style:use-optimal-row-height="false"/>
    </style:style>
    <style:style style:name="ro5" style:family="table-row">
      <style:table-row-properties style:row-height="18.4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21.6pt" fo:break-before="auto" style:use-optimal-row-height="false"/>
    </style:style>
    <style:style style:name="ro8" style:family="table-row">
      <style:table-row-properties style:row-height="10.4pt" fo:break-before="auto" style:use-optimal-row-height="false"/>
    </style:style>
    <style:style style:name="ro9" style:family="table-row">
      <style:table-row-properties style:row-height="22.39pt" fo:break-before="auto" style:use-optimal-row-height="false"/>
    </style:style>
    <style:style style:name="ro10" style:family="table-row">
      <style:table-row-properties style:row-height="18.4pt" fo:break-before="auto" style:use-optimal-row-height="false"/>
    </style:style>
    <style:style style:name="ro11" style:family="table-row">
      <style:table-row-properties style:row-height="13.61pt" fo:break-before="auto" style:use-optimal-row-height="false"/>
    </style:style>
    <style:style style:name="ro12" style:family="table-row">
      <style:table-row-properties style:row-height="26.39pt" fo:break-before="auto" style:use-optimal-row-height="false"/>
    </style:style>
    <style:style style:name="ro13" style:family="table-row">
      <style:table-row-properties style:row-height="17.6pt" fo:break-before="auto" style:use-optimal-row-height="false"/>
    </style:style>
    <style:style style:name="ro14" style:family="table-row">
      <style:table-row-properties style:row-height="24.01pt" fo:break-before="auto" style:use-optimal-row-height="false"/>
    </style:style>
    <style:style style:name="ro15" style:family="table-row">
      <style:table-row-properties style:row-height="19.19pt" fo:break-before="auto" style:use-optimal-row-height="false"/>
    </style:style>
    <style:style style:name="ro16" style:family="table-row">
      <style:table-row-properties style:row-height="25.6pt" fo:break-before="auto" style:use-optimal-row-height="false"/>
    </style:style>
    <style:style style:name="ro17" style:family="table-row">
      <style:table-row-properties style:row-height="34.41pt" fo:break-before="auto" style:use-optimal-row-height="false"/>
    </style:style>
    <style:style style:name="ro18" style:family="table-row">
      <style:table-row-properties style:row-height="30.39pt" fo:break-before="auto" style:use-optimal-row-height="false"/>
    </style:style>
    <style:style style:name="ro19" style:family="table-row">
      <style:table-row-properties style:row-height="12.84pt" fo:break-before="auto" style:use-optimal-row-height="true"/>
    </style:style>
    <style:style style:name="ro20" style:family="table-row">
      <style:table-row-properties style:row-height="44.79pt" fo:break-before="auto" style:use-optimal-row-height="true"/>
    </style:style>
    <style:style style:name="ro21" style:family="table-row">
      <style:table-row-properties style:row-height="68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5" style:family="table-cell" style:parent-style-name="Default">
      <style:table-cell-properties fo:background-color="#b2b2b2" fo:wrap-option="wrap"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b2b2b2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ff000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wrap-option="wrap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wrap-option="wrap" fo:border="0.06pt solid #000000"/>
    </style:style>
    <style:style style:name="ce13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start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start" fo:margin-left="0pt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1" style:family="table-cell" style:parent-style-name="Default">
      <style:table-cell-properties fo:background-color="#ffff99" fo:wrap-option="wrap" fo:border="0.06pt solid #000000"/>
    </style:style>
    <style:style style:name="ce2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fo:wrap-option="wrap" fo:border="0.06pt solid #000000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ff6600" fo:wrap-option="wrap" fo:border="0.06pt solid #000000"/>
      <style:text-properties fo:color="#000000"/>
    </style:style>
    <style:style style:name="ce25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0pt" fo:font-weight="bold" style:font-name-asian="Noto Sans CJK SC Regular" style:font-size-asian="10pt" style:font-weight-asian="bold" style:font-name-complex="FreeSans" style:font-size-complex="10pt" style:font-weight-complex="bold"/>
    </style:style>
    <style:style style:name="ce26" style:family="table-cell" style:parent-style-name="Default">
      <style:table-cell-properties fo:background-color="#66ffff" fo:wrap-option="wrap" fo:border="0.06pt solid #000000"/>
    </style:style>
    <style:style style:name="ce27" style:family="table-cell" style:parent-style-name="Default">
      <style:table-cell-properties fo:background-color="#0000ff" fo:wrap-option="wrap" fo:border="0.06pt solid #000000"/>
    </style:style>
    <style:style style:name="ce2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eeeeee" fo:wrap-option="wrap" fo:border="0.06pt solid #000000"/>
    </style:style>
    <style:style style:name="ce30" style:family="table-cell" style:parent-style-name="Default" style:data-style-name="N0">
      <style:table-cell-properties fo:background-color="#ff6600" fo:wrap-option="wrap" fo:border="0.06pt solid #000000"/>
    </style:style>
    <style:style style:name="ce31" style:family="table-cell" style:parent-style-name="Default">
      <style:table-cell-properties fo:background-color="transparent" fo:wrap-option="wrap" fo:border="none"/>
    </style:style>
    <style:style style:name="ce32" style:family="table-cell" style:parent-style-name="Default" style:data-style-name="N0">
      <style:table-cell-properties fo:background-color="transparent" fo:wrap-option="wrap" fo:border="0.06pt solid #000000"/>
    </style:style>
    <style:style style:name="ce33" style:family="table-cell" style:parent-style-name="Default">
      <style:table-cell-properties fo:background-color="#eeeeee" fo:wrap-option="wrap" fo:border="0.06pt solid #000000"/>
    </style:style>
    <style:style style:name="ce3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待办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9" table:default-cell-style-name="ce8"/>
        <table:table-column table:style-name="co6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0" table:default-cell-style-name="ce8"/>
        <table:table-column table:style-name="co13" table:default-cell-style-name="ce8"/>
        <table:table-column table:style-name="co7" table:default-cell-style-name="ce8"/>
        <table:table-column table:style-name="co14" table:default-cell-style-name="ce8"/>
        <table:table-column table:style-name="co10" table:default-cell-style-name="ce8"/>
        <table:table-column table:style-name="co12" table:default-cell-style-name="ce8"/>
        <table:table-column table:style-name="co13" table:default-cell-style-name="ce8"/>
        <table:table-column table:style-name="co12" table:default-cell-style-name="ce8"/>
        <table:table-column table:style-name="co9" table:default-cell-style-name="ce8"/>
        <table:table-column table:style-name="co10" table:number-columns-repeated="3" table:default-cell-style-name="ce8"/>
        <table:table-column table:style-name="co11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5" table:number-columns-repeated="2" table:default-cell-style-name="ce8"/>
        <table:table-column table:style-name="co7" table:default-cell-style-name="ce8"/>
        <table:table-column table:style-name="co11" table:default-cell-style-name="ce8"/>
        <table:table-column table:style-name="co15" table:default-cell-style-name="ce8"/>
        <table:table-column table:style-name="co10" table:default-cell-style-name="ce8"/>
        <table:table-column table:style-name="co11" table:number-columns-repeated="4" table:default-cell-style-name="ce8"/>
        <table:table-column table:style-name="co7" table:default-cell-style-name="ce8"/>
        <table:table-column table:style-name="co15" table:default-cell-style-name="ce8"/>
        <table:table-column table:style-name="co11" table:default-cell-style-name="ce8"/>
        <table:table-column table:style-name="co13" table:default-cell-style-name="ce8"/>
        <table:table-column table:style-name="co17" table:number-columns-repeated="972" table:default-cell-style-name="ce8"/>
        <table:table-row table:style-name="ro1">
          <table:table-cell table:style-name="ce1" office:value-type="string" calcext:value-type="string" table:number-columns-spanned="2" table:number-rows-spanned="3">
            <text:p>项目任务</text:p>
          </table:table-cell>
          <table:covered-table-cell table:style-name="ce11"/>
          <table:table-cell table:style-name="ce15" office:value-type="string" calcext:value-type="string" table:number-columns-spanned="43" table:number-rows-spanned="1">
            <text:p>理财项目开发排期</text:p>
          </table:table-cell>
          <table:covered-table-cell table:number-columns-repeated="13" table:style-name="ce12"/>
          <table:covered-table-cell table:number-columns-repeated="29" table:style-name="ce3"/>
          <table:table-cell table:number-columns-repeated="972"/>
        </table:table-row>
        <table:table-row table:style-name="ro2">
          <table:covered-table-cell table:style-name="ce2"/>
          <table:covered-table-cell table:style-name="ce11"/>
          <table:table-cell table:style-name="ce16" office:value-type="string" calcext:value-type="string" table:number-columns-spanned="1" table:number-rows-spanned="2">
            <text:p>详细内容</text:p>
          </table:table-cell>
          <table:table-cell table:style-name="ce22" office:value-type="string" calcext:value-type="string">
            <text:p>责任人</text:p>
          </table:table-cell>
          <table:table-cell table:style-name="ce22" office:value-type="string" calcext:value-type="string">
            <text:p>预计时间</text:p>
          </table:table-cell>
          <table:table-cell table:style-name="ce22" office:value-type="string" calcext:value-type="string">
            <text:p>完成状态</text:p>
          </table:table-cell>
          <table:table-cell table:style-name="ce28" office:value-type="string" calcext:value-type="string" table:number-columns-spanned="17" table:number-rows-spanned="1">
            <text:p>5月</text:p>
          </table:table-cell>
          <table:covered-table-cell table:number-columns-repeated="9" table:style-name="ce29"/>
          <table:covered-table-cell table:number-columns-repeated="7" table:style-name="ce33"/>
          <table:table-cell table:style-name="ce34" office:value-type="string" calcext:value-type="string" table:number-columns-spanned="22" table:number-rows-spanned="1">
            <text:p>6月</text:p>
          </table:table-cell>
          <table:covered-table-cell table:number-columns-repeated="21" table:style-name="ce33"/>
          <table:table-cell table:number-columns-repeated="972"/>
        </table:table-row>
        <table:table-row table:style-name="ro3">
          <table:covered-table-cell table:style-name="ce3"/>
          <table:covered-table-cell table:style-name="ce12"/>
          <table:covered-table-cell table:style-name="ce16"/>
          <table:table-cell table:style-name="ce16" office:value-type="string" calcext:value-type="string">
            <text:p>筛选</text:p>
          </table:table-cell>
          <table:table-cell table:number-columns-repeated="2" table:style-name="ce25" office:value-type="string" calcext:value-type="string">
            <text:p>筛选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72"/>
        </table:table-row>
        <table:table-row table:style-name="ro4">
          <table:table-cell table:style-name="ce4" office:value-type="string" calcext:value-type="string" table:number-columns-spanned="1" table:number-rows-spanned="17">
            <text:p>理财核心业务模块</text:p>
          </table:table-cell>
          <table:table-cell table:style-name="ce13" office:value-type="string" calcext:value-type="string" table:number-columns-spanned="1" table:number-rows-spanned="7">
            <text:p>订单模块</text:p>
          </table:table-cell>
          <table:table-cell table:style-name="ce17" office:value-type="string" calcext:value-type="string">
            <text:p>订单表设计</text:p>
          </table:table-cell>
          <table:table-cell table:style-name="ce12" office:value-type="string" calcext:value-type="string">
            <text:p>黄超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covered-table-cell table:style-name="ce14"/>
          <table:table-cell table:style-name="ce18" office:value-type="string" calcext:value-type="string">
            <text:p>生成订单</text:p>
          </table:table-cell>
          <table:table-cell table:style-name="ce12" office:value-type="string" calcext:value-type="string">
            <text:p>黄超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6">
          <table:covered-table-cell table:style-name="ce5"/>
          <table:covered-table-cell table:style-name="ce14"/>
          <table:table-cell table:style-name="ce18" office:value-type="string" calcext:value-type="string">
            <text:p>支付状态更新(被支付模块回调通知)</text:p>
          </table:table-cell>
          <table:table-cell table:style-name="ce12" office:value-type="string" calcext:value-type="string">
            <text:p>黄超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covered-table-cell table:style-name="ce14"/>
          <table:table-cell table:style-name="ce18" office:value-type="string" calcext:value-type="string">
            <text:p>生成订单</text:p>
          </table:table-cell>
          <table:table-cell table:style-name="ce12" office:value-type="string" calcext:value-type="string">
            <text:p>黄超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covered-table-cell table:style-name="ce14"/>
          <table:table-cell table:style-name="ce18" office:value-type="string" calcext:value-type="string">
            <text:p>订单状态更新(取消订单等)</text:p>
          </table:table-cell>
          <table:table-cell table:style-name="ce12" office:value-type="string" calcext:value-type="string">
            <text:p>黄超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covered-table-cell table:style-name="ce14"/>
          <table:table-cell table:style-name="ce19" office:value-type="string" calcext:value-type="string">
            <text:p>查询订单</text:p>
          </table:table-cell>
          <table:table-cell table:style-name="ce12" office:value-type="string" calcext:value-type="string">
            <text:p>黄超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covered-table-cell table:style-name="ce14"/>
          <table:table-cell table:style-name="ce19" office:value-type="string" calcext:value-type="string">
            <text:p>重发处理</text:p>
          </table:table-cell>
          <table:table-cell table:style-name="ce23" office:value-type="string" calcext:value-type="string">
            <text:p>黄超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table-cell table:style-name="ce13" office:value-type="string" calcext:value-type="string" table:number-columns-spanned="1" table:number-rows-spanned="2">
            <text:p>支付模块</text:p>
          </table:table-cell>
          <table:table-cell table:style-name="ce18"/>
          <table:table-cell table:style-name="ce12" table:number-columns-repeated="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covered-table-cell table:style-name="ce14"/>
          <table:table-cell table:style-name="ce18"/>
          <table:table-cell table:style-name="ce12" table:number-columns-repeated="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table-cell table:style-name="ce13" office:value-type="string" calcext:value-type="string" table:number-columns-spanned="1" table:number-rows-spanned="5">
            <text:p>帐务模块</text:p>
          </table:table-cell>
          <table:table-cell table:style-name="ce18" office:value-type="string" calcext:value-type="string">
            <text:p>账户表设计</text:p>
          </table:table-cell>
          <table:table-cell table:style-name="ce12" office:value-type="string" calcext:value-type="string">
            <text:p>王凯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covered-table-cell table:style-name="ce13"/>
          <table:table-cell table:style-name="ce19" office:value-type="string" calcext:value-type="string">
            <text:p>流水表设计</text:p>
          </table:table-cell>
          <table:table-cell table:style-name="ce12" office:value-type="string" calcext:value-type="string">
            <text:p>王凯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covered-table-cell table:style-name="ce14"/>
          <table:table-cell table:style-name="ce18" office:value-type="string" calcext:value-type="string">
            <text:p>初始化用户账户信息</text:p>
          </table:table-cell>
          <table:table-cell table:style-name="ce12" office:value-type="string" calcext:value-type="string">
            <text:p>王凯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7">
          <table:covered-table-cell table:style-name="ce5"/>
          <table:covered-table-cell table:style-name="ce14"/>
          <table:table-cell table:style-name="ce18" office:value-type="string" calcext:value-type="string">
            <text:p>针对所有业务的记帐接口</text:p>
          </table:table-cell>
          <table:table-cell table:style-name="ce12" office:value-type="string" calcext:value-type="string">
            <text:p>王凯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6">
          <table:covered-table-cell table:style-name="ce5"/>
          <table:covered-table-cell table:style-name="ce14"/>
          <table:table-cell table:style-name="ce18" office:value-type="string" calcext:value-type="string">
            <text:p>针对所有业务的帐务流水查询接口</text:p>
          </table:table-cell>
          <table:table-cell table:style-name="ce23" office:value-type="string" calcext:value-type="string">
            <text:p>王凯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table-cell table:style-name="ce13" office:value-type="string" calcext:value-type="string" table:number-columns-spanned="1" table:number-rows-spanned="3">
            <text:p>清结算模块</text:p>
          </table:table-cell>
          <table:table-cell table:style-name="ce18"/>
          <table:table-cell table:style-name="ce12" table:number-columns-repeated="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covered-table-cell table:style-name="ce14"/>
          <table:table-cell table:style-name="ce18"/>
          <table:table-cell table:style-name="ce12" table:number-columns-repeated="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8">
          <table:covered-table-cell table:style-name="ce5"/>
          <table:covered-table-cell table:style-name="ce14"/>
          <table:table-cell table:style-name="ce18"/>
          <table:table-cell table:style-name="ce12" table:number-columns-repeated="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8">
          <table:table-cell table:style-name="ce6" office:value-type="string" calcext:value-type="string" table:number-columns-spanned="1" table:number-rows-spanned="2">
            <text:p>TD核心业务模块</text:p>
          </table:table-cell>
          <table:table-cell table:style-name="ce14" office:value-type="string" calcext:value-type="string">
            <text:p>行情</text:p>
          </table:table-cell>
          <table:table-cell table:style-name="ce18"/>
          <table:table-cell table:style-name="ce12" table:number-columns-repeated="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9">
          <table:covered-table-cell table:style-name="ce7"/>
          <table:table-cell table:style-name="ce14" office:value-type="string" calcext:value-type="string">
            <text:p>交易</text:p>
          </table:table-cell>
          <table:table-cell table:style-name="ce18"/>
          <table:table-cell table:style-name="ce12" table:number-columns-repeated="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10">
          <table:table-cell table:style-name="ce4" office:value-type="string" calcext:value-type="string" table:number-columns-spanned="1" table:number-rows-spanned="10">
            <text:p>其他业务模块</text:p>
          </table:table-cell>
          <table:table-cell table:style-name="ce13" office:value-type="string" calcext:value-type="string" table:number-columns-spanned="1" table:number-rows-spanned="8">
            <text:p>用户模块</text:p>
          </table:table-cell>
          <table:table-cell table:style-name="ce17" office:value-type="string" calcext:value-type="string">
            <text:p>用户表设计</text:p>
          </table:table-cell>
          <table:table-cell table:style-name="ce12" office:value-type="string" calcext:value-type="string">
            <text:p>饶翔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string" calcext:value-type="string">
            <text:p>否</text:p>
          </table:table-cell>
          <table:table-cell table:style-name="ce24"/>
          <table:table-cell table:style-name="ce32"/>
          <table:table-cell table:style-name="ce12" table:number-columns-repeated="8"/>
          <table:table-cell table:style-name="ce3" table:number-columns-repeated="29"/>
          <table:table-cell table:number-columns-repeated="972"/>
        </table:table-row>
        <table:table-row table:style-name="ro11">
          <table:covered-table-cell table:style-name="ce4"/>
          <table:covered-table-cell table:style-name="ce13"/>
          <table:table-cell table:style-name="ce17" office:value-type="string" calcext:value-type="string">
            <text:p>注册</text:p>
          </table:table-cell>
          <table:table-cell table:style-name="ce12" office:value-type="string" calcext:value-type="string">
            <text:p>饶翔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否</text:p>
          </table:table-cell>
          <table:table-cell table:style-name="ce12"/>
          <table:table-cell table:style-name="ce30"/>
          <table:table-cell table:style-name="ce32"/>
          <table:table-cell table:style-name="ce12" table:number-columns-repeated="7"/>
          <table:table-cell table:style-name="ce3" table:number-columns-repeated="29"/>
          <table:table-cell table:number-columns-repeated="972"/>
        </table:table-row>
        <table:table-row table:style-name="ro10">
          <table:covered-table-cell table:style-name="ce4"/>
          <table:covered-table-cell table:style-name="ce13"/>
          <table:table-cell table:style-name="ce17" office:value-type="string" calcext:value-type="string">
            <text:p>登陆</text:p>
          </table:table-cell>
          <table:table-cell table:style-name="ce12" office:value-type="string" calcext:value-type="string">
            <text:p>饶翔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否</text:p>
          </table:table-cell>
          <table:table-cell table:style-name="ce12" table:number-columns-repeated="2"/>
          <table:table-cell table:style-name="ce30"/>
          <table:table-cell table:style-name="ce32"/>
          <table:table-cell table:style-name="ce12" table:number-columns-repeated="6"/>
          <table:table-cell table:style-name="ce3" table:number-columns-repeated="29"/>
          <table:table-cell table:number-columns-repeated="972"/>
        </table:table-row>
        <table:table-row table:style-name="ro10">
          <table:covered-table-cell table:style-name="ce4"/>
          <table:covered-table-cell table:style-name="ce13"/>
          <table:table-cell table:style-name="ce17" office:value-type="string" calcext:value-type="string">
            <text:p>修改密码</text:p>
          </table:table-cell>
          <table:table-cell table:style-name="ce12" office:value-type="string" calcext:value-type="string">
            <text:p>饶翔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否</text:p>
          </table:table-cell>
          <table:table-cell table:style-name="ce12" table:number-columns-repeated="2"/>
          <table:table-cell table:style-name="ce32"/>
          <table:table-cell table:style-name="ce30"/>
          <table:table-cell table:style-name="ce32"/>
          <table:table-cell table:style-name="ce12" table:number-columns-repeated="5"/>
          <table:table-cell table:style-name="ce3" table:number-columns-repeated="29"/>
          <table:table-cell table:number-columns-repeated="972"/>
        </table:table-row>
        <table:table-row table:style-name="ro10">
          <table:covered-table-cell table:style-name="ce4"/>
          <table:covered-table-cell table:style-name="ce13"/>
          <table:table-cell table:style-name="ce20" office:value-type="string" calcext:value-type="string">
            <text:p>用户信息查询</text:p>
          </table:table-cell>
          <table:table-cell table:style-name="ce12" office:value-type="string" calcext:value-type="string">
            <text:p>饶翔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否</text:p>
          </table:table-cell>
          <table:table-cell table:style-name="ce12" table:number-columns-repeated="2"/>
          <table:table-cell table:style-name="ce32"/>
          <table:table-cell table:style-name="ce12"/>
          <table:table-cell table:style-name="ce30"/>
          <table:table-cell table:style-name="ce32"/>
          <table:table-cell table:style-name="ce12" table:number-columns-repeated="4"/>
          <table:table-cell table:style-name="ce3" table:number-columns-repeated="29"/>
          <table:table-cell table:number-columns-repeated="972"/>
        </table:table-row>
        <table:table-row table:style-name="ro10">
          <table:covered-table-cell table:style-name="ce4"/>
          <table:covered-table-cell table:style-name="ce13"/>
          <table:table-cell table:style-name="ce20" office:value-type="string" calcext:value-type="string">
            <text:p>用户信息缓存</text:p>
          </table:table-cell>
          <table:table-cell table:style-name="ce12" office:value-type="string" calcext:value-type="string">
            <text:p>饶翔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否</text:p>
          </table:table-cell>
          <table:table-cell table:style-name="ce12" table:number-columns-repeated="2"/>
          <table:table-cell table:style-name="ce32"/>
          <table:table-cell table:style-name="ce12" table:number-columns-repeated="6"/>
          <table:table-cell table:style-name="ce30"/>
          <table:table-cell table:style-name="ce32"/>
          <table:table-cell table:style-name="ce3" table:number-columns-repeated="28"/>
          <table:table-cell table:number-columns-repeated="972"/>
        </table:table-row>
        <table:table-row table:style-name="ro12">
          <table:covered-table-cell table:style-name="ce4"/>
          <table:covered-table-cell table:style-name="ce13"/>
          <table:table-cell table:style-name="ce20" office:value-type="string" calcext:value-type="string">
            <text:p>全局登录验证接口</text:p>
          </table:table-cell>
          <table:table-cell table:style-name="ce12" office:value-type="string" calcext:value-type="string">
            <text:p>饶翔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否</text:p>
          </table:table-cell>
          <table:table-cell table:style-name="ce12" table:number-columns-repeated="3"/>
          <table:table-cell table:style-name="ce32"/>
          <table:table-cell table:style-name="ce12" table:number-columns-repeated="6"/>
          <table:table-cell table:style-name="ce30" table:number-columns-repeated="2"/>
          <table:table-cell table:style-name="ce32"/>
          <table:table-cell table:style-name="ce3" table:number-columns-repeated="26"/>
          <table:table-cell table:number-columns-repeated="972"/>
        </table:table-row>
        <table:table-row table:style-name="ro13">
          <table:covered-table-cell table:style-name="ce4"/>
          <table:covered-table-cell table:style-name="ce13"/>
          <table:table-cell table:style-name="ce17" office:value-type="string" calcext:value-type="string">
            <text:p>用户信息查询</text:p>
          </table:table-cell>
          <table:table-cell table:style-name="ce12" table:number-columns-repeated="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14">
          <table:covered-table-cell table:style-name="ce5"/>
          <table:table-cell table:style-name="ce14" office:value-type="string" calcext:value-type="string" table:number-columns-spanned="1" table:number-rows-spanned="2">
            <text:p>首页</text:p>
          </table:table-cell>
          <table:table-cell table:style-name="ce19" office:value-type="string" calcext:value-type="string">
            <text:p>重要消息</text:p>
          </table:table-cell>
          <table:table-cell table:style-name="ce12" table:number-columns-repeated="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14">
          <table:covered-table-cell table:style-name="ce5"/>
          <table:covered-table-cell table:style-name="ce14"/>
          <table:table-cell table:style-name="ce18" office:value-type="string" calcext:value-type="string">
            <text:p>黄金理财行情</text:p>
          </table:table-cell>
          <table:table-cell table:style-name="ce12" table:number-columns-repeated="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15">
          <table:table-cell table:style-name="ce6" office:value-type="string" calcext:value-type="string" table:number-columns-spanned="1" table:number-rows-spanned="7">
            <text:p>公共模块</text:p>
          </table:table-cell>
          <table:table-cell table:style-name="ce14" office:value-type="string" calcext:value-type="string" table:number-columns-spanned="1" table:number-rows-spanned="2">
            <text:p>缓存</text:p>
          </table:table-cell>
          <table:table-cell table:style-name="ce18" office:value-type="string" calcext:value-type="string">
            <text:p>设计通用缓存接口</text:p>
          </table:table-cell>
          <table:table-cell table:style-name="ce12" office:value-type="string" calcext:value-type="string">
            <text:p>饶翔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否</text:p>
          </table:table-cell>
          <table:table-cell table:style-name="ce12" table:number-columns-repeated="5"/>
          <table:table-cell table:style-name="ce30"/>
          <table:table-cell table:style-name="ce32"/>
          <table:table-cell table:style-name="ce12" table:number-columns-repeated="3"/>
          <table:table-cell table:style-name="ce3" table:number-columns-repeated="29"/>
          <table:table-cell table:number-columns-repeated="972"/>
        </table:table-row>
        <table:table-row table:style-name="ro16">
          <table:covered-table-cell table:style-name="ce6"/>
          <table:covered-table-cell table:style-name="ce14"/>
          <table:table-cell table:style-name="ce18" office:value-type="string" calcext:value-type="string">
            <text:p>使用redis 实现基础缓存接口</text:p>
          </table:table-cell>
          <table:table-cell table:style-name="ce23" office:value-type="string" calcext:value-type="string">
            <text:p>饶翔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否</text:p>
          </table:table-cell>
          <table:table-cell table:style-name="ce12" table:number-columns-repeated="6"/>
          <table:table-cell table:style-name="ce30" table:number-columns-repeated="2"/>
          <table:table-cell table:style-name="ce32"/>
          <table:table-cell table:style-name="ce12"/>
          <table:table-cell table:style-name="ce3" table:number-columns-repeated="29"/>
          <table:table-cell table:number-columns-repeated="972"/>
        </table:table-row>
        <table:table-row table:style-name="ro17">
          <table:covered-table-cell table:style-name="ce6"/>
          <table:table-cell table:style-name="ce14" office:value-type="string" calcext:value-type="string">
            <text:p>短信</text:p>
          </table:table-cell>
          <table:table-cell table:style-name="ce19" office:value-type="string" calcext:value-type="string">
            <text:p>接入第三方短信, 对系统提供跨平台短信接口</text:p>
          </table:table-cell>
          <table:table-cell table:style-name="ce12" office:value-type="string" calcext:value-type="string">
            <text:p>范勇奇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6">
          <table:covered-table-cell table:style-name="ce5"/>
          <table:table-cell table:style-name="ce14" office:value-type="string" calcext:value-type="string">
            <text:p>推送</text:p>
          </table:table-cell>
          <table:table-cell table:style-name="ce18" office:value-type="string" calcext:value-type="string">
            <text:p>接入第三方推送, 对系统提供跨平台推送接口</text:p>
          </table:table-cell>
          <table:table-cell table:style-name="ce12" office:value-type="string" calcext:value-type="string">
            <text:p>范勇奇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table-cell table:style-name="ce14" office:value-type="string" calcext:value-type="string">
            <text:p>加解密</text:p>
          </table:table-cell>
          <table:table-cell table:style-name="ce18" office:value-type="string" calcext:value-type="string">
            <text:p>token算法</text:p>
          </table:table-cell>
          <table:table-cell table:style-name="ce12" office:value-type="string" calcext:value-type="string">
            <text:p>范勇奇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5">
          <table:covered-table-cell table:style-name="ce5"/>
          <table:table-cell table:style-name="ce14" office:value-type="string" calcext:value-type="string" table:number-columns-spanned="1" table:number-rows-spanned="2">
            <text:p>队列</text:p>
          </table:table-cell>
          <table:table-cell table:style-name="ce19" office:value-type="string" calcext:value-type="string">
            <text:p>设计分布式的队列接口</text:p>
          </table:table-cell>
          <table:table-cell table:style-name="ce12" office:value-type="string" calcext:value-type="string">
            <text:p>范勇奇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6">
          <table:covered-table-cell table:style-name="ce5"/>
          <table:covered-table-cell table:style-name="ce14"/>
          <table:table-cell table:style-name="ce18" office:value-type="string" calcext:value-type="string">
            <text:p>使用第三方队列服务实现, 比如redis, rabbitMQ</text:p>
          </table:table-cell>
          <table:table-cell table:style-name="ce12" office:value-type="string" calcext:value-type="string">
            <text:p>范勇奇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6">
          <table:table-cell table:style-name="ce6" office:value-type="string" calcext:value-type="string" table:number-columns-spanned="1" table:number-rows-spanned="5">
            <text:p>其他</text:p>
          </table:table-cell>
          <table:table-cell table:style-name="ce14" office:value-type="string" calcext:value-type="string">
            <text:p>logstash日志收集</text:p>
          </table:table-cell>
          <table:table-cell table:style-name="ce18" office:value-type="string" calcext:value-type="string">
            <text:p>收集多台web 的日志到 运维机上</text:p>
          </table:table-cell>
          <table:table-cell table:style-name="ce23" office:value-type="string" calcext:value-type="string">
            <text:p>饶翔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否</text:p>
          </table:table-cell>
          <table:table-cell table:style-name="ce12" table:number-columns-repeated="8"/>
          <table:table-cell table:style-name="ce30"/>
          <table:table-cell table:style-name="ce32"/>
          <table:table-cell table:style-name="ce3" table:number-columns-repeated="29"/>
          <table:table-cell table:number-columns-repeated="972"/>
        </table:table-row>
        <table:table-row table:style-name="ro18">
          <table:covered-table-cell table:style-name="ce5"/>
          <table:table-cell table:style-name="ce14" office:value-type="string" calcext:value-type="string">
            <text:p>日志打印规范</text:p>
          </table:table-cell>
          <table:table-cell table:style-name="ce18" office:value-type="string" calcext:value-type="string">
            <text:p>建立统一的日志打印规范</text:p>
          </table:table-cell>
          <table:table-cell table:style-name="ce12" office:value-type="string" calcext:value-type="string">
            <text:p>黄超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6">
          <table:covered-table-cell table:style-name="ce5"/>
          <table:table-cell table:style-name="ce14" office:value-type="string" calcext:value-type="string">
            <text:p>TD 项目搭建</text:p>
          </table:table-cell>
          <table:table-cell table:style-name="ce18" office:value-type="string" calcext:value-type="string">
            <text:p>搭建TD项目, 实现基本的项目增删改查</text:p>
          </table:table-cell>
          <table:table-cell table:style-name="ce12" office:value-type="string" calcext:value-type="string">
            <text:p>黄超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6">
          <table:covered-table-cell table:style-name="ce5"/>
          <table:table-cell table:style-name="ce14" office:value-type="string" calcext:value-type="string">
            <text:p>理财项目搭建</text:p>
          </table:table-cell>
          <table:table-cell table:style-name="ce18" office:value-type="string" calcext:value-type="string">
            <text:p>搭建理财项目, 实现基本的项目增删改查</text:p>
          </table:table-cell>
          <table:table-cell table:style-name="ce12" office:value-type="string" calcext:value-type="string">
            <text:p>王凯</text:p>
          </table:table-cell>
          <table:table-cell table:style-name="ce12"/>
          <table:table-cell table:style-name="ce12" office:value-type="string" calcext:value-type="string">
            <text:p>否</text:p>
          </table:table-cell>
          <table:table-cell table:style-name="ce12" table:number-columns-repeated="10"/>
          <table:table-cell table:style-name="ce3" table:number-columns-repeated="29"/>
          <table:table-cell table:number-columns-repeated="972"/>
        </table:table-row>
        <table:table-row table:style-name="ro12">
          <table:covered-table-cell table:style-name="ce5"/>
          <table:table-cell table:style-name="ce14" office:value-type="string" calcext:value-type="string">
            <text:p>项目排期 v1</text:p>
          </table:table-cell>
          <table:table-cell table:style-name="ce18" office:value-type="string" calcext:value-type="string">
            <text:p>第一次项目排期</text:p>
          </table:table-cell>
          <table:table-cell table:style-name="ce12" office:value-type="string" calcext:value-type="string">
            <text:p>饶翔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string" calcext:value-type="string">
            <text:p>否</text:p>
          </table:table-cell>
          <table:table-cell table:style-name="ce30"/>
          <table:table-cell table:style-name="ce32"/>
          <table:table-cell table:style-name="ce12" table:number-columns-repeated="8"/>
          <table:table-cell table:style-name="ce3" table:number-columns-repeated="29"/>
          <table:table-cell table:number-columns-repeated="972"/>
        </table:table-row>
        <table:table-row table:style-name="ro19" table:number-rows-repeated="2">
          <table:table-cell table:number-columns-repeated="1017"/>
        </table:table-row>
        <table:table-row table:style-name="ro20">
          <table:table-cell table:style-name="ce9" office:value-type="string" calcext:value-type="string">
            <text:p>颜色注意</text:p>
          </table:table-cell>
          <table:table-cell table:style-name="ce3"/>
          <table:table-cell table:style-name="ce3" office:value-type="string" calcext:value-type="string">
            <text:p>王凯</text:p>
          </table:table-cell>
          <table:table-cell table:style-name="ce3" office:value-type="string" calcext:value-type="string">
            <text:p>饶翔</text:p>
          </table:table-cell>
          <table:table-cell table:style-name="ce3" office:value-type="string" calcext:value-type="string">
            <text:p>范勇奇</text:p>
          </table:table-cell>
          <table:table-cell table:style-name="ce3" office:value-type="string" calcext:value-type="string">
            <text:p>黄超</text:p>
          </table:table-cell>
          <table:table-cell table:style-name="ce31"/>
          <table:table-cell table:number-columns-repeated="1010"/>
        </table:table-row>
        <table:table-row table:style-name="ro21">
          <table:table-cell table:style-name="ce10"/>
          <table:table-cell table:style-name="ce10" office:value-type="string" calcext:value-type="string">
            <text:p>每个人的的完成进度用不同颜色的背景表示</text:p>
          </table:table-cell>
          <table:table-cell table:style-name="ce21"/>
          <table:table-cell table:style-name="ce24"/>
          <table:table-cell table:style-name="ce26"/>
          <table:table-cell table:style-name="ce27"/>
          <table:table-cell table:style-name="ce31"/>
          <table:table-cell table:number-columns-repeated="1010"/>
        </table:table-row>
        <table:table-row table:style-name="ro19" table:number-rows-repeated="1048527">
          <table:table-cell table:number-columns-repeated="1017"/>
        </table:table-row>
        <table:table-row table:style-name="ro19">
          <table:table-cell table:number-columns-repeated="1017"/>
        </table:table-row>
      </table:table>
      <table:named-expressions/>
      <table:database-ranges>
        <table:database-range table:name="__Anonymous_Sheet_DB__0" table:target-range-address="待办.D3:待办.F4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21:40:20.757181059</meta:creation-date>
    <meta:generator>LibreOffice/5.1.6.2$Linux_X86_64 LibreOffice_project/10m0$Build-2</meta:generator>
    <dc:date>2017-05-09T00:40:28.759289243</dc:date>
    <meta:editing-duration>PT1H4M59S</meta:editing-duration>
    <meta:editing-cycles>20</meta:editing-cycles>
    <meta:document-statistic meta:table-count="1" meta:cell-count="196" meta:object-count="0"/>
  </office:meta>
</office:document-meta>
</file>